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 style:list-style-name="L1">
      <style:graphic-properties draw:fill-color="#ffffff" draw:auto-grow-height="true" fo:min-height="8.36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1">
      <style:graphic-properties draw:fill-color="#ffffff" draw:auto-grow-height="true" fo:min-height="10.13cm"/>
    </style:style>
    <style:style style:name="pr5" style:family="presentation" style:parent-style-name="BrightBlue-subtitle" style:list-style-name="L1">
      <style:graphic-properties draw:fill-color="#ffffff" draw:auto-grow-height="true" fo:min-height="9.734cm"/>
    </style:style>
    <style:style style:name="pr6" style:family="presentation" style:parent-style-name="BrightBlue-subtitle" style:list-style-name="L1">
      <style:graphic-properties draw:fill-color="#ffffff" draw:auto-grow-height="true" fo:min-height="9.671cm"/>
    </style:style>
    <style:style style:name="pr7" style:family="presentation" style:parent-style-name="BrightBlue-subtitle" style:list-style-name="L1">
      <style:graphic-properties draw:fill-color="#ffffff" draw:auto-grow-height="true" fo:min-height="9.134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P6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  <style:text-properties style:font-name="Open Sans" fo:font-size="20pt" style:font-size-asian="20pt" style:font-size-complex="20pt"/>
    </style:style>
    <style:style style:name="P7" style:family="paragraph">
      <style:paragraph-properties fo:margin-left="0cm" fo:margin-right="0cm" fo:margin-top="0cm" fo:margin-bottom="0.356cm" fo:text-align="start" fo:text-indent="0cm"/>
      <style:text-properties style:font-name="Open Sans"/>
    </style:style>
    <style:style style:name="P8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  <style:text-properties style:font-name="Open Sans"/>
    </style:style>
    <style:style style:name="P9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</style:style>
    <style:style style:name="P10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font-size="20pt" style:font-size-asian="20pt" style:font-size-complex="20pt"/>
    </style:style>
    <style:style style:name="T1" style:family="text">
      <style:text-properties style:font-name="Open Sans"/>
    </style:style>
    <style:style style:name="T2" style:family="text">
      <style:text-properties fo:color="#071136" style:font-name="Open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Open Sans" fo:font-size="20pt" style:font-size-asian="20pt" style:font-size-complex="20pt"/>
    </style:style>
    <style:style style:name="T4" style:family="text">
      <style:text-properties style:font-name="Open Sans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Single Responsibility Principle</text:span></text:p>
          </draw:text-box>
        </draw:frame>
        <draw:frame presentation:style-name="pr2" draw:text-style-name="P3" draw:layer="layout" svg:width="25.2cm" svg:height="8.855cm" svg:x="1.4cm" svg:y="4.325cm" presentation:class="subtitle" presentation:user-transformed="true">
          <draw:text-box>
            <text:p text:style-name="P2"><text:span text:style-name="T2">Basic Idea</text:span></text:p>
            <text:p text:style-name="P2"><text:span text:style-name="T3">Every component (usually class but also applies to modules and functions) should have a single responsibility.</text:span></text:p>
            <text:p text:style-name="P2"><text:span text:style-name="T3">Robert C. Martin expresses the principle as "</text:span><text:span text:style-name="T4">A class should have only one reason to change</text:span><text:span text:style-name="T3">”. </text:span></text:p>
            <text:p text:style-name="P2"><text:span text:style-name="T3">When requirements change, they also change the responsibilities among the classes. Thus, if a class assumes more than one responsibility, that class will have more than one reason to chang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ingle Responsibility Principle</text:span></text:p>
          </draw:text-box>
        </draw:frame>
        <draw:frame presentation:style-name="pr4" draw:text-style-name="P3" draw:layer="layout" svg:width="25.2cm" svg:height="10.528cm" svg:x="1.359cm" svg:y="4.373cm" presentation:class="subtitle" presentation:user-transformed="true">
          <draw:text-box>
            <text:p text:style-name="P5"><text:span text:style-name="T2">Violating the Principle</text:span></text:p>
            <text:p text:style-name="P5"><text:span text:style-name="T3">When a class has multiple responsibilities</text:span></text:p>
            <text:list text:style-name="L1">
              <text:list-item>
                <text:p text:style-name="P6"><text:span text:style-name="T3"><text:s text:c="2"/></text:span><text:span text:style-name="T3">It’s changed, rebuilt, retested and redeployed more often than is actually needed </text:span></text:p>
              </text:list-item>
              <text:list-item>
                <text:p text:style-name="P6"><text:span text:style-name="T3"><text:s text:c="2"/></text:span><text:span text:style-name="T3">Changes to one responsibility may unnecessarily impact other responsibilities, i.e. modifying one class causes changes in many other dependent classes, that is, changes cascade</text:span></text:p>
              </text:list-item>
              <text:list-item>
                <text:p text:style-name="P6"><text:span text:style-name="T3"><text:s text:c="2"/></text:span><text:span text:style-name="T3">It’s harder to maintain, reuse and test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ingle Responsibility Principle</text:span></text:p>
          </draw:text-box>
        </draw:frame>
        <draw:frame presentation:style-name="pr5" draw:text-style-name="P3" draw:layer="layout" svg:width="25.2cm" svg:height="10.279cm" svg:x="1.4cm" svg:y="4.3cm" presentation:class="subtitle" presentation:user-transformed="true">
          <draw:text-box>
            <text:p text:style-name="P7"><text:span text:style-name="T2">Complying with the principle</text:span></text:p>
            <text:p text:style-name="P7"><text:span text:style-name="T3">When a class has a single responsibility</text:span></text:p>
            <text:list text:style-name="L1">
              <text:list-item>
                <text:p text:style-name="P8"><text:span text:style-name="T3"><text:s text:c="2"/></text:span><text:span text:style-name="T3">It’s changed, rebuilt, retested and redeployed less often</text:span></text:p>
              </text:list-item>
              <text:list-item>
                <text:p text:style-name="P8"><text:span text:style-name="T3"><text:s text:c="2"/></text:span><text:span text:style-name="T3">It’s smaller and more readable</text:span></text:p>
              </text:list-item>
              <text:list-item>
                <text:p text:style-name="P8"><text:span text:style-name="T3"><text:s text:c="2"/></text:span><text:span text:style-name="T3">It’s less dependent on other classes</text:span></text:p>
              </text:list-item>
              <text:list-item>
                <text:p text:style-name="P8"><text:span text:style-name="T3"><text:s text:c="2"/></text:span><text:span text:style-name="T3">It’s easier to maintain, reuse and test</text:span></text:p>
              </text:list-item>
              <text:list-item>
                <text:p text:style-name="P8"><text:span text:style-name="T3"><text:s text:c="2"/></text:span><text:span text:style-name="T3">It’s got smaller impact on other parts of the application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ingle Responsibility Principle</text:span></text:p>
          </draw:text-box>
        </draw:frame>
        <draw:frame presentation:style-name="pr6" draw:text-style-name="P10" draw:layer="layout" svg:width="25.2cm" svg:height="9.749cm" svg:x="1.4cm" svg:y="4.025cm" presentation:class="subtitle" presentation:user-transformed="true">
          <draw:text-box>
            <text:p text:style-name="P2"><text:span text:style-name="T2">How to Comply</text:span></text:p>
            <text:p text:style-name="P9"><text:span text:style-name="T3">Keep modules, classes and functions as simple as </text:span><text:span text:style-name="T4">reasonably</text:span><text:span text:style-name="T3"> possible</text:span></text:p>
            <text:p text:style-name="P9"><text:span text:style-name="T5">Break modules, classes and functions into smaller ones </text:span><text:span text:style-name="T5">when they get big (not just randomly but by grouping </text:span><text:span text:style-name="T5">related functionalities </text:span><text:span text:style-name="T3">logically)</text:span><text:span text:style-name="T3"> <text:s/></text:span></text:p>
            <text:p text:style-name="P9"><text:span text:style-name="T3">Apply </text:span><text:span text:style-name="T3"><text:a xlink:href="https://refactoring.guru/extract-method" xlink:type="simple">extract method</text:a></text:span><text:span text:style-name="T3"><text:s/>and such other refactoring </text:span><text:span text:style-name="T3">methods</text:span></text:p>
            <text:p text:style-name="P9"><text:span text:style-name="T3">Avoid the so-called </text:span><text:span text:style-name="T3"><text:a xlink:href="https://en.wikipedia.org/wiki/God_object" xlink:type="simple">God objects</text:a></text:span><text:span text:style-name="T3"><text:s/></text:span></text:p>
            <text:p text:style-name="P9"><text:span text:style-name="T3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Single Responsibility Principle</text:span></text:p>
          </draw:text-box>
        </draw:frame>
        <draw:frame presentation:style-name="pr7" draw:text-style-name="P3" draw:layer="layout" svg:width="25.2cm" svg:height="10.155cm" svg:x="1.47cm" svg:y="4.323cm" presentation:class="subtitle" presentation:user-transformed="true">
          <draw:text-box>
            <text:p text:style-name="P7"><text:span text:style-name="T2">Nota bene</text:span></text:p>
            <text:p text:style-name="P8"><text:span text:style-name="T7">Keep balance between the number of classes and their responsibilities</text:span></text:p>
            <text:p text:style-name="P8"><text:span text:style-name="T7">Break up and extract reasonably </text:span></text:p>
            <text:p text:style-name="P8"><text:span text:style-name="T7">Too many small entities or grouping them incorrectly might lead to needless complexity</text:span></text:p>
            <text:p text:style-name="P8"><text:span text:style-name="T7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1H9M7S</meta:editing-duration>
    <meta:editing-cycles>26</meta:editing-cycles>
    <meta:generator>LibreOffice/6.0.7.3$Linux_X86_64 LibreOffice_project/00m0$Build-3</meta:generator>
    <dc:title>Bright Blue</dc:title>
    <dc:date>2021-01-03T22:37:07.996580266</dc:date>
    <meta:document-statistic meta:object-count="42"/>
  </office:meta>
</office:document-meta>
</file>